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BeanDefinitionReaderTests.withSimple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BeanDefinitionReaderTests.withMultipleConstructors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BeanDefinitionReaderTests.withConstructorArg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